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Code" svg:font-family="'Cascadia Code'" style:font-family-generic="modern" style:font-pitch="fixed"/>
    <style:font-face style:name="Cascadia Code1" svg:font-family="'Cascadia Code'" style:font-family-generic="modern"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face style:name="Liberation Serif2"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paragraph-rsid="002f2ccf" style:font-size-asian="17.5pt" style:font-size-complex="20pt"/>
    </style:style>
    <style:style style:name="P2" style:family="paragraph" style:parent-style-name="Standard">
      <style:paragraph-properties fo:text-align="start" style:justify-single-word="false"/>
      <style:text-properties fo:font-size="20pt" officeooo:paragraph-rsid="001e6f43" style:font-size-asian="17.5pt" style:font-size-complex="20pt"/>
    </style:style>
    <style:style style:name="P3" style:family="paragraph" style:parent-style-name="Standard">
      <style:paragraph-properties fo:text-align="end" style:justify-single-word="false"/>
      <style:text-properties fo:font-size="20pt" officeooo:paragraph-rsid="001e6f43" style:font-size-asian="17.5pt" style:font-size-complex="20pt"/>
    </style:style>
    <style:style style:name="P4" style:family="paragraph" style:parent-style-name="Standard">
      <style:paragraph-properties fo:text-align="center" style:justify-single-word="false"/>
      <style:text-properties style:text-line-through-style="none" style:text-line-through-type="none" style:font-name="Cascadia Code" fo:font-size="50pt" fo:letter-spacing="-0.0209in" fo:font-style="normal" fo:text-shadow="none" fo:font-weight="bold" officeooo:rsid="001e6f43" officeooo:paragraph-rsid="001e6f43" style:font-size-asian="46pt" style:font-style-asian="normal" style:font-weight-asian="bold" style:font-size-complex="46pt" style:font-style-complex="normal" style:font-weight-complex="bold"/>
    </style:style>
    <style:style style:name="P5" style:family="paragraph" style:parent-style-name="Standard">
      <style:paragraph-properties fo:text-align="center" style:justify-single-word="false"/>
      <style:text-properties style:font-name="Cascadia Code" fo:font-size="22pt" officeooo:rsid="001e6f43" officeooo:paragraph-rsid="00305f6a" style:font-size-asian="17.5pt" style:font-size-complex="20pt"/>
    </style:style>
    <style:style style:name="P6" style:family="paragraph" style:parent-style-name="Standard">
      <style:paragraph-properties fo:text-align="center" style:justify-single-word="false"/>
      <style:text-properties style:font-name="Cascadia Code" fo:font-size="22pt" fo:letter-spacing="-0.0209in" officeooo:rsid="001e6f43" officeooo:paragraph-rsid="00305f6a" style:font-size-asian="17.5pt" style:font-size-complex="20pt"/>
    </style:style>
    <style:style style:name="P7" style:family="paragraph">
      <loext:graphic-properties draw:fill="none" draw:fill-color="#ffffff"/>
      <style:paragraph-properties style:writing-mode="lr-tb"/>
      <style:text-properties fo:color="#000000" loext:opacity="100%" loext:color-lum-mod="100%" loext:color-lum-off="0%" style:text-outline="false" style:font-name="Cascadia Code" fo:font-size="54pt" fo:text-shadow="none" fo:font-weight="bold" style:font-size-asian="54pt" style:font-weight-asian="bold" style:font-size-complex="54pt" style:font-weight-complex="bold"/>
    </style:style>
    <style:style style:name="P8" style:family="paragraph">
      <loext:graphic-properties draw:fill="solid" draw:fill-color="#eeeeee"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729fcf" draw:opacity="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 style:family="paragraph">
      <style:paragraph-properties fo:text-align="justify"/>
    </style:style>
    <style:style style:name="P12" style:family="paragraph">
      <loext:graphic-properties draw:fill="none" draw:fill-color="#ffffff" draw:gradient-step-count="0" draw:opacity="56%" draw:opacity-name="Transparency_20_2"/>
      <style:paragraph-properties fo:text-align="justify" style:writing-mode="lr-tb"/>
      <style:text-properties fo:color="#f5f5f5" loext:opacity="100%" loext:color-lum-mod="100%" loext:color-lum-off="0%" style:text-outline="false" style:font-name="Liberation Mono"/>
    </style:style>
    <style:style style:name="T1" style:family="text">
      <style:text-properties style:font-name="Cascadia Code" fo:letter-spacing="-0.0209in" officeooo:rsid="001e6f43"/>
    </style:style>
    <style:style style:name="T2" style:family="text">
      <style:text-properties fo:letter-spacing="-0.0209in"/>
    </style:style>
    <style:style style:name="T3" style:family="text">
      <style:text-properties fo:letter-spacing="-0.0209in" officeooo:rsid="00217081" style:font-name-asian="Liberation Serif1" style:font-name-complex="Liberation Serif1"/>
    </style:style>
    <style:style style:name="T4" style:family="text">
      <style:text-properties fo:letter-spacing="-0.0209in" officeooo:rsid="002f2ccf"/>
    </style:style>
    <style:style style:name="T5" style:family="text">
      <style:text-properties fo:letter-spacing="-0.0209in" officeooo:rsid="00305f6a"/>
    </style:style>
    <style:style style:name="T6" style:family="text">
      <style:text-properties fo:color="#000000" loext:opacity="100%" style:text-outline="false" style:font-name="Liberation Mono" fo:font-size="54pt" fo:text-shadow="none" fo:font-weight="bold" style:font-size-asian="54pt" style:font-weight-asian="bold" style:font-size-complex="54pt" style:font-weight-complex="bold"/>
    </style:style>
    <style:style style:name="T7" style:family="text">
      <style:text-properties fo:color="#f5f5f5" loext:opacity="100%" style:font-name="Liberation Mono" fo:font-size="8pt" style:font-size-asian="6pt" style:font-size-complex="8pt"/>
    </style:style>
    <style:style style:name="gr1" style:family="graphic">
      <style:graphic-properties draw:stroke="none" svg:stroke-color="#000000" draw:fill="none" draw:fill-color="#ffffff" fo:min-height="0.8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stroke-dash="Dash_20_Dot_20_4" svg:stroke-width="0.1in" svg:stroke-color="#000000" draw:marker-start="" draw:marker-start-width="0.1299in" draw:marker-start-center="false" draw:marker-end="" draw:marker-end-width="0.1299in" draw:marker-end-center="false" draw:fill="solid" draw:fill-color="#eeeeee" draw:opacity="0%" draw:textarea-horizontal-align="justify" draw:textarea-vertical-align="middle" draw:auto-grow-height="false" fo:min-height="4.0299in" fo:min-width="2.7681in"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draw:stroke-dash="Dash_20_Dot_20_4" svg:stroke-width="0.1in" svg:stroke-color="#000000" draw:marker-start="" draw:marker-start-width="0.1299in" draw:marker-start-center="false" draw:marker-end="" draw:marker-end-width="0.1299in" draw:marker-end-center="false" draw:fill="none" draw:fill-color="#729fcf" draw:opacity="0%" draw:textarea-horizontal-align="justify" draw:textarea-vertical-align="middle" fo:padding-top="0.0992in" fo:padding-bottom="0.0992in" fo:padding-left="0.1484in" fo:padding-right="0.1484in" fo:wrap-option="wrap" draw:shadow="hidden" draw:shadow-offset-x="0.0783in" draw:shadow-offset-y="0.0783in" draw:shadow-color="#808080" style:run-through="foreground"/>
    </style:style>
    <style:style style:name="gr5" style:family="graphic">
      <style:graphic-properties draw:stroke="solid" draw:stroke-dash="Dash_20_Dot_20_4" svg:stroke-width="0.1in" svg:stroke-color="#000000" draw:marker-start="" draw:marker-start-width="0.1299in" draw:marker-start-center="false" draw:marker-end="" draw:marker-end-width="0.1299in" draw:marker-end-center="false" draw:fill="solid" draw:fill-color="#729fcf" draw:opacity="0%" draw:textarea-horizontal-align="justify" draw:textarea-vertical-align="middle" fo:padding-top="0.0992in" fo:padding-bottom="0.0992in" fo:padding-left="0.1484in" fo:padding-right="0.1484in" fo:wrap-option="wrap" draw:shadow="hidden" draw:shadow-offset-x="0.0783in" draw:shadow-offset-y="0.0783in" draw:shadow-color="#808080" style:run-through="foreground"/>
    </style:style>
    <style:style style:name="gr6" style:family="graphic">
      <style:graphic-properties draw:stroke="none" draw:stroke-dash="Long_20_Dash" svg:stroke-color="#000000" svg:stroke-linecap="butt" draw:fill="none" draw:fill-color="#ffffff" draw:gradient-step-count="0" draw:opacity="56%" draw:opacity-name="Transparency_20_2" fo:min-height="3.4063in" draw:shadow-offset-x="0.1201in" draw:shadow-offset-y="0.1201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Digital </text:p>
      <text:p text:style-name="P4">Sovereignty</text:p>
      <text:p text:style-name="P1"><draw:g text:anchor-type="paragraph" draw:z-index="1" draw:name="folder-locked 1" draw:style-name="gr2"><draw:custom-shape draw:style-name="gr3" draw:text-style-name="P8" svg:width="2.965in" svg:height="4.128in" svg:x="0.7299in" svg:y="0.5516in"><text:p/><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gon draw:style-name="gr4" draw:text-style-name="P9" svg:width="1.4819in" svg:height="1.0315in" svg:x="1.4705in" svg:y="2.6154in" svg:viewBox="0 0 3765 2621" draw:points="0,2621 3765,2621 3765,0 0,0"><text:p/></draw:polygon><draw:line draw:style-name="gr5" draw:text-style-name="P10" svg:x1="2.5819in" svg:y1="2.6161in" svg:x2="2.5819in" svg:y2="2.1in"><text:p/></draw:line><draw:ellipse draw:style-name="gr5" draw:text-style-name="P10" svg:width="0.7421in" svg:height="1.0323in" svg:x="1.8409in" svg:y="1.5835in" draw:kind="arc" draw:start-angle="357.06" draw:end-angle="182.88"><text:p/></draw:ellipse><draw:line draw:style-name="gr5" draw:text-style-name="P10" svg:x1="1.8409in" svg:y1="2.6161in" svg:x2="1.8409in" svg:y2="2.1in"><text:p/></draw:line></draw:g><text:span text:style-name="T1">Protecting Your Crypto Assets Against Common Threats</text:span> </text:p>
      <text:p text:style-name="P1"/>
      <text:p text:style-name="P1"><draw:frame text:anchor-type="paragraph" draw:z-index="0" draw:name="Text Frame 2" draw:style-name="gr6" draw:text-style-name="P12" svg:width="5.9587in" svg:height="3.4067in" svg:x="-0.75in" svg:y="0.2728in"><draw:text-box><text:p text:style-name="P11"><text:span text:style-name="T7">abandon ability able about above absent absorb abstract absurd abuse access accident account accuse achieve acid acoustic acquire across act action actor actress actual adapt add addict address adjust admit adult advance advice aerobic affair afford afraid again age agent agree ahead aim air airport aisle alarm album alcohol alert alien all alley allow almost alone alpha already also alter always amateur amazing among amount amused analyst anchor ancient anger angle angry animal ankle announce annual another answer antenna antique anxiety any apart apology appear apple approve april arch arctic area arena argue arm armed armor army around arrange arrest arrive arrow art artefact artist artwork ask aspect assault asset assist assume asthma athlete atom attack attend attitude attract auction audit august aunt author auto autumn average avocado avoid awake aware away awesome awful awkward axis baby bachelor bacon badge bag balance balcony ball bamboo banana banner bar barely bargain barrel base basic basket battle beach bean beauty because become beef before begin behave behind believe below belt bench benefit best betray better between beyond bicycle bid bike bind biology bird birth bitter black blade blame blanket blast bleak bless blind blood blossom blouse blue blur blush board boat body boil bomb bone bonus book boost border boring borrow boss bottom bounce box boy bracket brain brand brass brave bread breeze brick bridge brief bright bring brisk broccoli broken bronze broom brother brown brush bubble buddy budget buffalo build bulb bulk bullet bundle bunker burden burger burst bus business busy butter buyer buzz cabbage cabin cable cactus cage cake call calm camera camp can canal cancel candy cannon canoe canvas canyon capable capital captain car carbon card cargo carpet carry cart case cash <text:s text:c="4"/></text:span></text:p></draw:text-box></draw:frame></text:p>
      <text:p text:style-name="P1"><text:s text:c="7"/></text:p>
      <text:p text:style-name="P3"/>
      <text:p text:style-name="P3"/>
      <text:p text:style-name="P2"><text:s text:c="39"/></text:p>
      <text:p text:style-name="P2"><draw:frame text:anchor-type="paragraph" draw:z-index="2" draw:name="Text Frame 1" draw:style-name="gr1" draw:text-style-name="P7" svg:width="0.4587in" svg:height="0.8512in" draw:transform="rotate (0.169820536219048) translate (1.91458333333333in 0.24375in)"><draw:text-box><text:p><text:span text:style-name="T6">₿ </text:span></text:p></draw:text-box></draw:frame></text:p>
      <text:p text:style-name="P2"/>
      <text:p text:style-name="P3"><text:s text:c="28"/></text:p>
      <text:p text:style-name="P3"/>
      <text:p text:style-name="P2"/>
      <text:p text:style-name="P3"/>
      <text:p text:style-name="P6">Josh McIntyre,</text:p>
      <text:p text:style-name="P5"><text:span text:style-name="T2">C</text:span><text:span text:style-name="T3">₿</text:span><text:span text:style-name="T2">P, CE</text:span><text:span text:style-name="T4">P, </text:span><text:span text:style-name="T5">Sec+</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Code" svg:font-family="'Cascadia Code'" style:font-family-generic="modern" style:font-pitch="fixed"/>
    <style:font-face style:name="Cascadia Code1" svg:font-family="'Cascadia Code'" style:font-family-generic="modern"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face style:name="Liberation Serif2"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2" draw:display-name="Gradient 2" draw:style="ellipsoid" draw:cx="50%" draw:cy="50%" draw:start-color="#6b5e9b" draw:end-color="#b7b3ca" draw:start-intensity="100%" draw:end-intensity="100%" draw:angle="0deg" draw:border="15%"/>
    <draw:opacity draw:name="Transparency_20_1" draw:display-name="Transparency 1" draw:style="linear" draw:start="100%" draw:end="100%" draw:angle="0deg" draw:border="0%"/>
    <draw:opacity draw:name="Transparency_20_2" draw:display-name="Transparency 2" draw:style="linear" draw:start="100%" draw:end="0%" draw:angle="0deg" draw:border="0%"/>
    <draw:stroke-dash draw:name="Dash_20_Dot_20_4" draw:display-name="Dash Dot 4" draw:style="rect" draw:dots1="1" draw:dots1-length="0.0012in" draw:dots2="1" draw:dots2-length="0.0012in" draw:distance="0.0012in"/>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2"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2"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opacity-name="Transparency_20_1"/>
      <style:paragraph-properties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1in" fo:page-height="9.1in" style:num-format="1" style:print-orientation="portrait" fo:margin-top="0.7874in" fo:margin-bottom="0.7874in" fo:margin-left="0.7874in" fo:margin-right="0.7874in" fo:background-color="#9189b3" style:writing-mode="lr-tb" style:layout-grid-color="#c0c0c0" style:layout-grid-lines="20" style:layout-grid-base-height="0.278in" style:layout-grid-ruby-height="0.139in" style:layout-grid-mode="none" style:layout-grid-ruby-below="false" style:layout-grid-print="false" style:layout-grid-display="false" draw:fill="gradient" draw:fill-color="#ff860d" draw:fill-gradient-name="Gradient_20_2" draw:gradient-step-count="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gradient" draw:background-size="full" draw:fill-color="#ff860d" draw:fill-gradient-name="Gradient_20_2"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7T19:19:23.019000000</meta:creation-date>
    <dc:date>2025-03-08T15:18:43.087000000</dc:date>
    <meta:editing-duration>PT2H40M16S</meta:editing-duration>
    <meta:editing-cycles>23</meta:editing-cycles>
    <meta:generator>LibreOffice/7.4.0.3$Windows_X86_64 LibreOffice_project/f85e47c08ddd19c015c0114a68350214f7066f5a</meta:generator>
    <meta:document-statistic meta:table-count="0" meta:image-count="0" meta:object-count="0" meta:page-count="1" meta:paragraph-count="8" meta:word-count="14" meta:character-count="175" meta:non-whitespace-character-count="89"/>
  </office:meta>
</office:document-meta>
</file>